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108cm" svg:height="0.968cm" svg:x="2.286cm" svg:y="11.176cm">
          <text:p text:style-name="P1">To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048cm" svg:height="2.286cm" svg:x="11.598cm" svg:y="11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2.286cm" svg:x="5.248cm" svg:y="11.128cm">
          <text:p text:style-name="P1">Motor</text:p>
          <text:p text:style-name="P1">Dri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08cm" svg:height="1.064cm" svg:x="2.286cm" svg:y="12.398cm">
          <text:p text:style-name="P1">Sid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86cm" svg:height="2.286cm" svg:x="8.809cm" svg:y="11.127cm">
          <text:p text:style-name="P1">Logic</text:p>
          <text:p text:style-name="P1">Shif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1.27cm" svg:x="11.684cm" svg:y="7.874cm">
          <text:p text:style-name="P1">Camer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762cm" svg:x="14.732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286cm" svg:height="1.016cm" svg:x="12.36cm" svg:y="6.302cm">
          <text:p text:style-name="P1">Las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048cm" svg:height="2.286cm" svg:x="7.534cm" svg:y="5.842cm">
          <text:p text:style-name="P1">Laser</text:p>
          <text:p text:style-name="P1">Com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2.032cm" svg:x="17.44cm" svg:y="5.7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048cm" svg:height="2.286cm" svg:x="19.472cm" svg:y="5.794cm">
          <text:p text:style-name="P1">Laser</text:p>
          <text:p text:style-name="P1">Comm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048cm" svg:height="2.286cm" svg:x="19.218cm" svg:y="10.874cm">
          <text:p text:style-name="P1">Raspberry</text:p>
          <text:p text:style-name="P1">P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5.748cm" svg:y="15.24cm">
          <text:p text:style-name="P1">WA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048cm" svg:height="2.286cm" svg:x="11.597cm" svg:y="11.127cm">
          <text:p text:style-name="P1">Ediso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048cm" svg:height="2.286cm" svg:x="11.598cm" svg:y="15.446cm">
          <text:p text:style-name="P1">Sender</text:p>
          <text:p text:style-name="P1">Turtlebo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048cm" svg:height="2.286cm" svg:x="19.218cm" svg:y="15.446cm">
          <text:p text:style-name="P1">Target</text:p>
          <text:p text:style-name="P1">Turtlebot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4.9cm" svg:y1="6.81cm" svg:x2="15.408cm" svg:y2="6.81cm">
          <text:p/>
        </draw:line>
        <draw:line draw:style-name="gr7" draw:text-style-name="P1" draw:layer="layout" svg:x1="15.799cm" svg:y1="6.809cm" svg:x2="16.307cm" svg:y2="6.809cm">
          <text:p/>
        </draw:line>
        <draw:line draw:style-name="gr7" draw:text-style-name="P1" draw:layer="layout" svg:x1="16.699cm" svg:y1="6.809cm" svg:x2="17.207cm" svg:y2="6.809cm">
          <text:p/>
        </draw:line>
        <draw:line draw:style-name="gr7" draw:text-style-name="P1" draw:layer="layout" svg:x1="17.694cm" svg:y1="6.556cm" svg:x2="18.202cm" svg:y2="6.556cm">
          <text:p/>
        </draw:line>
        <draw:line draw:style-name="gr7" draw:text-style-name="P1" draw:layer="layout" svg:x1="17.948cm" svg:y1="6.556cm" svg:x2="17.694cm" svg:y2="7.064cm">
          <text:p/>
        </draw:line>
        <draw:line draw:style-name="gr7" draw:text-style-name="P1" draw:layer="layout" svg:x1="17.948cm" svg:y1="6.556cm" svg:x2="18.202cm" svg:y2="7.064cm">
          <text:p/>
        </draw:line>
        <draw:line draw:style-name="gr7" draw:text-style-name="P1" draw:layer="layout" svg:x1="17.694cm" svg:y1="7.064cm" svg:x2="18.202cm" svg:y2="7.064cm">
          <text:p/>
        </draw:line>
        <draw:line draw:style-name="gr7" draw:text-style-name="P1" draw:layer="layout" svg:x1="17.948cm" svg:y1="6.556cm" svg:x2="17.948cm" svg:y2="6.048cm">
          <text:p/>
        </draw:line>
        <draw:line draw:style-name="gr7" draw:text-style-name="P1" draw:layer="layout" svg:x1="17.948cm" svg:y1="7.064cm" svg:x2="17.948cm" svg:y2="7.572cm">
          <text:p/>
        </draw:line>
        <draw:line draw:style-name="gr8" draw:text-style-name="P1" draw:layer="layout" svg:x1="19.472cm" svg:y1="6.81cm" svg:x2="18.456cm" svg:y2="6.81cm">
          <text:p/>
        </draw:line>
        <draw:line draw:style-name="gr9" draw:text-style-name="P2" draw:layer="layout" svg:x1="20.996cm" svg:y1="8.08cm" svg:x2="20.996cm" svg:y2="10.874cm">
          <text:p/>
        </draw:line>
        <draw:line draw:style-name="gr8" draw:text-style-name="P1" draw:layer="layout" svg:x1="13.528cm" svg:y1="9.144cm" svg:x2="13.528cm" svg:y2="11.125cm">
          <text:p/>
        </draw:line>
        <draw:line draw:style-name="gr8" draw:text-style-name="P1" draw:layer="layout" svg:x1="10.582cm" svg:y1="6.81cm" svg:x2="12.36cm" svg:y2="6.81cm">
          <text:p/>
        </draw:line>
        <draw:line draw:style-name="gr8" draw:text-style-name="P1" draw:layer="layout" svg:x1="11.095cm" svg:y1="12.298cm" svg:x2="11.545cm" svg:y2="12.298cm">
          <text:p/>
        </draw:line>
        <draw:line draw:style-name="gr8" draw:text-style-name="P1" draw:layer="layout" svg:x1="8.381cm" svg:y1="12.296cm" svg:x2="8.809cm" svg:y2="12.296cm">
          <text:p/>
        </draw:line>
        <draw:line draw:style-name="gr8" draw:text-style-name="P1" draw:layer="layout" svg:x1="4.394cm" svg:y1="11.896cm" svg:x2="5.243cm" svg:y2="11.896cm">
          <text:p/>
        </draw:line>
        <draw:line draw:style-name="gr8" draw:text-style-name="P1" draw:layer="layout" svg:x1="4.394cm" svg:y1="12.794cm" svg:x2="5.241cm" svg:y2="12.794cm">
          <text:p/>
        </draw:line>
        <draw:line draw:style-name="gr7" draw:text-style-name="P1" draw:layer="layout" svg:x1="15.748cm" svg:y1="18.288cm" svg:x2="16.764cm" svg:y2="17.678cm">
          <text:p/>
        </draw:line>
        <draw:line draw:style-name="gr7" draw:text-style-name="P1" draw:layer="layout" svg:x1="16.764cm" svg:y1="17.678cm" svg:x2="16.764cm" svg:y2="18.135cm">
          <text:p/>
        </draw:line>
        <draw:line draw:style-name="gr7" draw:text-style-name="P1" draw:layer="layout" svg:x1="16.764cm" svg:y1="18.136cm" svg:x2="17.78cm" svg:y2="17.526cm">
          <text:p/>
        </draw:line>
        <draw:line draw:style-name="gr8" draw:text-style-name="P1" draw:layer="layout" svg:x1="12.446cm" svg:y1="9.906cm" svg:x2="12.446cm" svg:y2="11.128cm">
          <text:p/>
        </draw:line>
        <draw:line draw:style-name="gr8" draw:text-style-name="P1" draw:layer="layout" svg:x1="9.398cm" svg:y1="9.906cm" svg:x2="12.533cm" svg:y2="9.906cm">
          <text:p/>
        </draw:line>
        <draw:line draw:style-name="gr8" draw:text-style-name="P1" draw:layer="layout" svg:x1="9.398cm" svg:y1="8.176cm" svg:x2="9.398cm" svg:y2="9.906cm">
          <text:p/>
        </draw:line>
        <draw:line draw:style-name="gr8" draw:text-style-name="P1" draw:layer="layout" svg:x1="13.208cm" svg:y1="13.465cm" svg:x2="13.208cm" svg:y2="15.446cm">
          <text:p/>
        </draw:line>
        <draw:line draw:style-name="gr8" draw:text-style-name="P1" draw:layer="layout" svg:x1="21.082cm" svg:y1="13.16cm" svg:x2="21.082cm" svg:y2="15.446cm">
          <text:p/>
        </draw:lin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3.81cm" svg:height="3.302cm" svg:x="9.906cm" svg:y="6.858cm">
          <text:p text:style-name="P1">Target </text:p>
          <text:p text:style-name="P1">Visibl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2.286cm" svg:height="1.27cm" svg:x="10.668cm" svg:y="3.048cm">
          <text:p text:style-name="P1">Capture</text:p>
          <text:p text:style-name="P1">Imag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1.27cm" svg:x="10.668cm" svg:y="4.572cm">
          <text:p text:style-name="P1">Process</text:p>
          <text:p text:style-name="P1">Imag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</meta:initial-creator>
    <meta:creation-date>2015-04-13T00:54:45</meta:creation-date>
    <dc:date>2015-04-13T02:26:51</dc:date>
    <dc:creator>Paul </dc:creator>
    <meta:editing-duration>PT1H16M45S</meta:editing-duration>
    <meta:editing-cycles>2</meta:editing-cycles>
    <meta:generator>LibreOffice/3.5$Linux_x86 LibreOffice_project/350m1$Build-2</meta:generator>
    <meta:document-statistic meta:object-count="69"/>
  </office:meta>
</office:document-meta>
</file>